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37185" officeooo:paragraph-rsid="00a37185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a97365" officeooo:paragraph-rsid="00a9736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Text_20_body">
      <style:paragraph-properties fo:text-align="justify" style:justify-single-word="false"/>
      <style:text-properties officeooo:paragraph-rsid="00972264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59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60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62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65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66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674789" style:font-size-asian="11pt" style:font-size-complex="11pt"/>
    </style:style>
    <style:style style:name="T19" style:family="text">
      <style:text-properties fo:font-size="11pt" officeooo:rsid="00681c09" style:font-size-asian="11pt" style:font-size-complex="11pt"/>
    </style:style>
    <style:style style:name="T20" style:family="text">
      <style:text-properties fo:font-size="11pt" officeooo:rsid="0069bdc3" style:font-size-asian="11pt" style:font-size-complex="11pt"/>
    </style:style>
    <style:style style:name="T21" style:family="text">
      <style:text-properties fo:font-size="11pt" officeooo:rsid="006ce811" style:font-size-asian="11pt" style:font-size-complex="11pt"/>
    </style:style>
    <style:style style:name="T22" style:family="text">
      <style:text-properties fo:font-size="11pt" officeooo:rsid="006dcaf6" style:font-size-asian="11pt" style:font-size-complex="11pt"/>
    </style:style>
    <style:style style:name="T23" style:family="text">
      <style:text-properties fo:font-size="11pt" officeooo:rsid="00777a64" style:font-size-asian="11pt" style:font-size-complex="11pt"/>
    </style:style>
    <style:style style:name="T24" style:family="text">
      <style:text-properties fo:font-size="11pt" officeooo:rsid="00780542" style:font-size-asian="11pt" style:font-size-complex="11pt"/>
    </style:style>
    <style:style style:name="T25" style:family="text">
      <style:text-properties fo:font-size="11pt" officeooo:rsid="00794ae8" style:font-size-asian="11pt" style:font-size-complex="11pt"/>
    </style:style>
    <style:style style:name="T26" style:family="text">
      <style:text-properties fo:font-size="11pt" officeooo:rsid="007c69d2" style:font-size-asian="11pt" style:font-size-complex="11pt"/>
    </style:style>
    <style:style style:name="T27" style:family="text">
      <style:text-properties officeooo:rsid="003c3463"/>
    </style:style>
    <style:style style:name="T28" style:family="text">
      <style:text-properties officeooo:rsid="00412122"/>
    </style:style>
    <style:style style:name="T29" style:family="text">
      <style:text-properties officeooo:rsid="004cf245"/>
    </style:style>
    <style:style style:name="T30" style:family="text">
      <style:text-properties officeooo:rsid="00554aca"/>
    </style:style>
    <style:style style:name="T31" style:family="text">
      <style:text-properties officeooo:rsid="0057f8a2"/>
    </style:style>
    <style:style style:name="T32" style:family="text">
      <style:text-properties officeooo:rsid="005e6a2c"/>
    </style:style>
    <style:style style:name="T33" style:family="text">
      <style:text-properties officeooo:rsid="005ec22d"/>
    </style:style>
    <style:style style:name="T34" style:family="text">
      <style:text-properties officeooo:rsid="0060a96d"/>
    </style:style>
    <style:style style:name="T35" style:family="text">
      <style:text-properties officeooo:rsid="00704d88"/>
    </style:style>
    <style:style style:name="T36" style:family="text">
      <style:text-properties officeooo:rsid="0070cfd3"/>
    </style:style>
    <style:style style:name="T37" style:family="text">
      <style:text-properties officeooo:rsid="0071d221"/>
    </style:style>
    <style:style style:name="T38" style:family="text">
      <style:text-properties officeooo:rsid="0072c625"/>
    </style:style>
    <style:style style:name="T39" style:family="text">
      <style:text-properties officeooo:rsid="0074abf4"/>
    </style:style>
    <style:style style:name="T40" style:family="text">
      <style:text-properties officeooo:rsid="008253bd"/>
    </style:style>
    <style:style style:name="T41" style:family="text">
      <style:text-properties officeooo:rsid="00843d6d"/>
    </style:style>
    <style:style style:name="T42" style:family="text">
      <style:text-properties officeooo:rsid="00858c8e"/>
    </style:style>
    <style:style style:name="T43" style:family="text">
      <style:text-properties officeooo:rsid="008bad35"/>
    </style:style>
    <style:style style:name="T44" style:family="text">
      <style:text-properties officeooo:rsid="008e23ec"/>
    </style:style>
    <style:style style:name="T45" style:family="text">
      <style:text-properties officeooo:rsid="008edcb9"/>
    </style:style>
    <style:style style:name="T46" style:family="text">
      <style:text-properties officeooo:rsid="009295ac"/>
    </style:style>
    <style:style style:name="T47" style:family="text">
      <style:text-properties officeooo:rsid="009657b0"/>
    </style:style>
    <style:style style:name="T48" style:family="text">
      <style:text-properties officeooo:rsid="00986216"/>
    </style:style>
    <style:style style:name="T49" style:family="text">
      <style:text-properties officeooo:rsid="009ac1ec"/>
    </style:style>
    <style:style style:name="T50" style:family="text">
      <style:text-properties officeooo:rsid="009c0547"/>
    </style:style>
    <style:style style:name="T51" style:family="text">
      <style:text-properties officeooo:rsid="009d40fa"/>
    </style:style>
    <style:style style:name="T52" style:family="text">
      <style:text-properties officeooo:rsid="009e6ff1"/>
    </style:style>
    <style:style style:name="T53" style:family="text">
      <style:text-properties officeooo:rsid="009ee47f"/>
    </style:style>
    <style:style style:name="T54" style:family="text">
      <style:text-properties officeooo:rsid="00a71a98"/>
    </style:style>
    <style:style style:name="T55" style:family="text">
      <style:text-properties officeooo:rsid="00a7dbf5"/>
    </style:style>
    <style:style style:name="T56" style:family="text">
      <style:text-properties officeooo:rsid="00a90e56"/>
    </style:style>
    <style:style style:name="T57" style:family="text">
      <style:text-properties officeooo:rsid="00aaca02"/>
    </style:style>
    <style:style style:name="T58" style:family="text">
      <style:text-properties officeooo:rsid="00ac253a"/>
    </style:style>
    <style:style style:name="T59" style:family="text">
      <style:text-properties officeooo:rsid="00b22b31"/>
    </style:style>
    <style:style style:name="T60" style:family="text">
      <style:text-properties officeooo:rsid="00b30ec5"/>
    </style:style>
    <style:style style:name="T61" style:family="text">
      <style:text-properties officeooo:rsid="00b48c9a"/>
    </style:style>
    <style:style style:name="T62" style:family="text">
      <style:text-properties officeooo:rsid="00b58b37"/>
    </style:style>
    <style:style style:name="T63" style:family="text">
      <style:text-properties officeooo:rsid="00b690c3"/>
    </style:style>
    <style:style style:name="T64" style:family="text">
      <style:text-properties officeooo:rsid="00b7a1b4"/>
    </style:style>
    <style:style style:name="T65" style:family="text">
      <style:text-properties officeooo:rsid="00b8f804"/>
    </style:style>
    <style:style style:name="T66" style:family="text">
      <style:text-properties officeooo:rsid="00bcc36a"/>
    </style:style>
    <style:style style:name="T67" style:family="text">
      <style:text-properties officeooo:rsid="00c000ed"/>
    </style:style>
    <style:style style:name="T68" style:family="text">
      <style:text-properties officeooo:rsid="00c04f4a"/>
    </style:style>
    <style:style style:name="T69" style:family="text">
      <style:text-properties officeooo:rsid="00c53327"/>
    </style:style>
    <style:style style:name="T70" style:family="text">
      <style:text-properties officeooo:rsid="00c65c44"/>
    </style:style>
    <style:style style:name="T71" style:family="text">
      <style:text-properties officeooo:rsid="00ce5245"/>
    </style:style>
    <style:style style:name="T72" style:family="text">
      <style:text-properties officeooo:rsid="00ce7623"/>
    </style:style>
    <style:style style:name="T73" style:family="text">
      <style:text-properties officeooo:rsid="00d05e12"/>
    </style:style>
    <style:style style:name="T74" style:family="text">
      <style:text-properties officeooo:rsid="00d160a5"/>
    </style:style>
    <style:style style:name="T75" style:family="text">
      <style:text-properties officeooo:rsid="00d35c6e"/>
    </style:style>
    <style:style style:name="T76" style:family="text">
      <style:text-properties officeooo:rsid="00d54c20"/>
    </style:style>
    <style:style style:name="T77" style:family="text">
      <style:text-properties officeooo:rsid="00d5eb82"/>
    </style:style>
    <style:style style:name="T78" style:family="text">
      <style:text-properties officeooo:rsid="00db841a"/>
    </style:style>
    <style:style style:name="T79" style:family="text">
      <style:text-properties officeooo:rsid="00dbb49f"/>
    </style:style>
    <style:style style:name="T80" style:family="text">
      <style:text-properties officeooo:rsid="00dc5737"/>
    </style:style>
    <style:style style:name="T81" style:family="text">
      <style:text-properties officeooo:rsid="00dce894"/>
    </style:style>
    <style:style style:name="T82" style:family="text">
      <style:text-properties officeooo:rsid="00e112bf"/>
    </style:style>
    <style:style style:name="T83" style:family="text">
      <style:text-properties officeooo:rsid="00e26a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5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3363938315" text:style-name="L1">
        <text:list-item>
          <text:p text:style-name="P38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38"/>
        </text:list-item>
        <text:list-item>
          <text:p text:style-name="P39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39"/>
        </text:list-item>
        <text:list-item>
          <text:p text:style-name="P39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39"/>
        </text:list-item>
        <text:list-item>
          <text:p text:style-name="P40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40"/>
        </text:list-item>
        <text:list-item>
          <text:p text:style-name="P41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41"/>
        </text:list-item>
        <text:list-item>
          <text:p text:style-name="P41">W przypadku zamówień odbieranych stacjonarnie klient musi okazać odpowiednie dane, aby umożliwić zidentyfikowanie zamówienia np. numer zamówienia, numer telefonu, dane osobiste. </text:p>
          <text:p text:style-name="P41"/>
        </text:list-item>
        <text:list-item>
          <text:p text:style-name="P41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41"/>
        </text:list-item>
        <text:list-item>
          <text:p text:style-name="P42">Przygotowane zamówienia są odpowiednio oznaczane bezpośrednio po zapakowaniu przez kucharzy, oznaczeniem są etykiety z odpowiednimi danymi np. numer zamówienia oraz sposób odbioru/ adres dostawy.</text:p>
          <text:p text:style-name="P42"/>
        </text:list-item>
        <text:list-item>
          <text:p text:style-name="P43">Właściciele cateringu ustalają oraz aktualizują cennik usług (posiłków oraz ewentualnych dostaw).</text:p>
        </text:list-item>
        <text:list-item>
          <text:p text:style-name="P60"><text:soft-page-break/>System informatyczny dla firmy cateringowej <text:span text:style-name="T29">usprawni</text:span> problem skutecznego monitorowania zamówień oraz <text:span text:style-name="T51">tworzenia </text:span>harmonogramu pracy pracowników, umożliwiając zbieranie, przetwarzanie zamówień, personalizację menu, zarządzanie płatnościami, identyfikację zamówień, <text:line-break/><text:span text:style-name="T51">a także rejestrowanie </text:span><text:span text:style-name="T53">reklamacji zgłaszanych przez klientów</text:span>. <text:span text:style-name="T35">Jest to także</text:span> usprawnienie <text:span text:style-name="T52">procesów biznesowych</text:span>, co przyczynia się do poprawy obsługi <text:span text:style-name="T50">oraz satysfakcji</text:span> klienta, <text:span text:style-name="T51">a także </text:span>efektywności firmy.</text:p>
        </text:list-item>
      </text:list>
      <text:p text:style-name="P6"/>
      <text:p text:style-name="P33">CEL</text:p>
      <text:p text:style-name="P7"/>
      <text:p text:style-name="P9">Celem systemu informatycznego jest usprawnienie i zautomatyzowanie procesu przyjmowania, rejestrowania oraz zarządzania zamówieniami klientów w firmie cateringowej, <text:span text:style-name="T34">ograniczając</text:span> stosowanie dokumentów papierowych, co pozwoli na dokładną i <text:span text:style-name="T30">szybką</text:span> obsługę zamówień oraz precyzyjną ewidencję danych klientó<text:span text:style-name="T31">w, </text:span>personalizację menu i planowanie harmonogramu pracy, zwiększając efektywność i poprawiając obsługę klienta.</text:p>
      <text:p text:style-name="P7"/>
      <text:p text:style-name="P35">ZAKRES</text:p>
      <text:p text:style-name="P8"/>
      <text:p text:style-name="P10">Zakres systemu koncentruje się na usprawnieniu i automatyzacji procesu obsługi zamówień klientów, w tym personalizacji menu i planowania harmonogramu pracy, oraz <text:span text:style-name="T33">ograniczenia</text:span> dokumentów papierowych w celu poprawy efektywności operacyjnej i obsługi klienta. Zakres systemu obejmuje:</text:p>
      <text:list xml:id="list2321076881" text:style-name="L2">
        <text:list-item>
          <text:p text:style-name="P61">Przyjmowanie i rejestrowanie zamówień od klientów, zarówno indywidualnych, jak i zbiorowych (np. firmy), <text:span text:style-name="T37">a także obsługę zapytań ofertowych od klientów</text:span>.</text:p>
        </text:list-item>
        <text:list-item>
          <text:p text:style-name="P61">Komponowanie i personalizację dań zgodnie z preferencjami i potrzebami klientów.</text:p>
        </text:list-item>
        <text:list-item>
          <text:p text:style-name="P61">Zarządzanie harmonogramem pracy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1"><text:span text:style-name="T32">Ograniczenie</text:span> stosowania dokumentów papierowych w procesie obsługi zamówień i w zamian dostarczanie elektronicznych dokumentów klientom, <text:span text:style-name="T38">a także w procesie tworzenia i zarządzania harmonogramem pracy</text:span>.</text:p>
        </text:list-item>
        <text:list-item>
          <text:p text:style-name="P61">Umożliwienie klientom składania zamówień poprzez różne kanały, takie jak strona internetowa, aplikacja mobilna, telefon i zamówienia stacjonarne.</text:p>
        </text:list-item>
        <text:list-item>
          <text:p text:style-name="P61">Obsługę reklamacji oraz zarządzanie nimi, <text:span text:style-name="T41">przyjmowanie ich przez stronę internetową, aplikację mobilną </text:span><text:span text:style-name="T42">lub telefonicznie</text:span>.</text:p>
          <text:p text:style-name="P61"/>
        </text:list-item>
      </text:list>
      <text:p text:style-name="P36">KONTEKST</text:p>
      <text:p text:style-name="P31"/>
      <text:p text:style-name="P28">Kontekst systemu obejmuje:</text:p>
      <text:list xml:id="list3013057532" text:style-name="L3">
        <text:list-item>
          <text:p text:style-name="P62">Obsługę zamówień i personalizację menu: <text:span text:style-name="T47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63">Planowanie harmonogramu pracy: <text:span text:style-name="T47">s</text:span>ystem odpowiada za zarządzanie harmonogramem pracowników, włączając w to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4">Ograniczenie stosowania dokumentów papierowych: <text:span text:style-name="T47">s</text:span>ystem <text:span text:style-name="T39">umożliwi </text:span>ograniczeni<text:span text:style-name="T39">e</text:span> stosowania dokumentów papierowych w procesie obsługi zamówień, zastępując je w miarę możliwości <text:soft-page-break/>elektronicznymi dokumentami dla klientów. <text:span text:style-name="T39">Poza tym, dokumenty elektroniczne będą stosowane w procesie tworzenia i zarządzania harmonogramem pracy.</text:span></text:p>
        </text:list-item>
        <text:list-item>
          <text:p text:style-name="P65">Wydawanie zamówienia: <text:span text:style-name="T47">s</text:span>ystem musi zapewnić sprawną identyfikację klientów, uwzględniając dokumenty takie jak pokwitowania, <text:span text:style-name="T46">faktury</text:span> czy numery zamówień, aby zapewnić dokładne i efektywne wydanie zamówień.</text:p>
        </text:list-item>
        <text:list-item>
          <text:p text:style-name="P65">Obsługa reklamacji <text:span text:style-name="T44">oraz satysfakcji klienta</text:span>: <text:span text:style-name="T47">s</text:span>ystem umożliwia obsługę zgłaszania i zarządzanie reklamacjami klientów dotyczącymi jakości usług i zamówień. <text:span text:style-name="T43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66">Obsługa zapytań ofertowych: system cateringowy obejmuje obsługę zapytań ofertowych od potencjalnych klientów, <text:span text:style-name="T48">co pozwala na </text:span>przechowywanie informacji kontaktowych, tworzenie spersonalizowanych ofert cateringowych oraz komunikację z klientami w celu dostarczenia szczegółowych informacji na temat usług cateringowych.</text:p>
          <text:p text:style-name="P66"/>
        </text:list-item>
      </text:list>
      <text:p text:style-name="P37"><text:span text:style-name="T18">Jednakże s</text:span><text:span text:style-name="T17">ystem cateringowy nie obejmuje bezpośrednio procesów księgowości i rozliczeń z </text:span><text:span text:style-name="T23">U</text:span><text:span text:style-name="T17">rzędem </text:span><text:span text:style-name="T23">S</text:span><text:span text:style-name="T17">karbowym. Wymaga współpracy z odrębnym systemem finansowo-księgowym, który zarządza finansami firmy, w tym rozliczeniami podatkowymi i sporządzaniem zestawień finansowych. </text:span><text:span text:style-name="T19">Projektowany system </text:span><text:span text:style-name="T20">będzie umożliwiał eksport danych finansowych do systemu finansowo-księgowego. Jest to integracja między systemami, a nie bezpośrednie zadanie systemu cateringowego. </text:span><text:span text:style-name="T21">Poza tym, system nie zajmuje się bezpośrednio </text:span><text:span text:style-name="T24">wybranymi </text:span><text:span text:style-name="T21">kwestiami związanymi z zarządzaniem personelem, takimi jak rekrutacja </text:span><text:span text:style-name="T25">i</text:span><text:span text:style-name="T21"> płace pracowników. System cateringowy </text:span><text:span text:style-name="T22">ponadto </text:span><text:span text:style-name="T21">może dostarcz</text:span><text:span text:style-name="T22">a</text:span><text:span text:style-name="T21">ć informacje o zamówieniach i adresach dostawy, ale zarządzanie samymi pojazdami i </text:span><text:span text:style-name="T22">sposobem dostaw</text:span><text:span text:style-name="T21"> </text:span><text:span text:style-name="T22">będzie zadaniem oddzielnego s</text:span><text:span text:style-name="T21">ystem</text:span><text:span text:style-name="T22">u</text:span><text:span text:style-name="T21"> logistyczn</text:span><text:span text:style-name="T22">ego, który otrzymywałby odpowiednie dane z systemu cateringowego</text:span><text:span text:style-name="T21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26">m.in. ze względu na to, jakie potrawy są najczęściej wybierane w danym okresie przez klientów</text:span><text:span text:style-name="T21">.</text:span></text:p>
      <text:p text:style-name="P11"/>
      <text:p text:style-name="P7"/>
      <text:p text:style-name="P34">ZDARZENIA BIZNESOWE</text:p>
      <text:p text:style-name="P13"><text:span text:style-name="T28">1</text:span>. P<text:span text:style-name="T28">lanowanie menu.</text:span></text:p>
      <text:p text:style-name="P32"><text:span text:style-name="T13">2</text:span><text:span text:style-name="T12">. Przyjęcie zamówienia od klienta </text:span><text:span text:style-name="T14">(zamówienia stacjonarne oraz on-line).</text:span></text:p>
      <text:p text:style-name="P13"><text:span text:style-name="T28">3</text:span>. Przygotowanie zamówienia.</text:p>
      <text:p text:style-name="P13"><text:span text:style-name="T28">4</text:span>. <text:span text:style-name="T27">Wydanie zlecenia:</text:span></text:p>
      <text:p text:style-name="P12"><text:span text:style-name="T27"><text:tab/>a) </text:span><text:span text:style-name="T49">W </text:span><text:span text:style-name="T27">przypadku odbioru stacjonarnego przez klienta:</text:span></text:p>
      <text:list xml:id="list4148722769" text:style-name="L4">
        <text:list-item>
          <text:p text:style-name="P58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44"><text:span text:style-name="T49">W</text:span>ydanie zamówienia w przypadku braku pokwitowania na podstawie innych danych podanych przez klienta, jeśli zostały one zapisane w systemie.</text:p>
        </text:list-item>
      </text:list>
      <text:p text:style-name="P14"><text:s/><text:tab/>b) <text:span text:style-name="T49">W</text:span> przypadku dostawy do klienta:</text:p>
      <text:list xml:id="list2175113104" text:style-name="L5">
        <text:list-item>
          <text:p text:style-name="P59"><text:span text:style-name="T16">W</text:span><text:span text:style-name="T15">ydanie zamówienia po zawiezieniu go na konkretny adres.</text:span></text:p>
        </text:list-item>
      </text:list>
      <text:p text:style-name="P15"><text:span text:style-name="T40">5</text:span>. Przygotowanie zestawienia finansowego do Urzędu Skarbowego.</text:p>
      <text:p text:style-name="P16"><text:span text:style-name="T40">6</text:span>. Obsługa zapytań ofertowych.</text:p>
      <text:p text:style-name="P17"><text:span text:style-name="T40">7</text:span>. Ocena <text:span text:style-name="T45">reklamacji oraz </text:span>satysfakcji klienta.</text:p>
      <text:p text:style-name="P17"/>
      <text:p text:style-name="P17"/>
      <text:p text:style-name="P17"/>
      <text:p text:style-name="P17"/>
      <text:p text:style-name="P29"><text:soft-page-break/>WYMAGANIA FUNKCJONALNE</text:p>
      <text:p text:style-name="P18"/>
      <text:p text:style-name="P18"/>
      <text:p text:style-name="P19"><text:span text:style-name="T76">1. </text:span>Ewidencjonowanie zamówień klientów na usługi cateringowe w celu informatyzacji systemu, co pozwala usprawnić wyszukiwanie zamówień w danym okresie oraz ich analizę.</text:p>
      <text:p text:style-name="P19"/>
      <text:p text:style-name="P19"><text:span text:style-name="T76">2. </text:span>Ewidencjonowanie danych klientów w celu usprawnienia procesów zamówień, dostaw, wydawania potraw stacjonarnie, zapsanie danych klienta w bazie umożliwi przyspieszenie procesów realizacyjnych.</text:p>
      <text:p text:style-name="P19"/>
      <text:p text:style-name="P19"><text:span text:style-name="T76">3. </text:span><text:span text:style-name="T54">System </text:span><text:span text:style-name="T55">będzie</text:span><text:span text:style-name="T54"> umożliwiać p</text:span>rzyjmowanie zleceń drogą elektroniczną od klientów. Powinien również obsługiwać elektroniczne potwierdzenia zamówień.</text:p>
      <text:p text:style-name="P19"/>
      <text:p text:style-name="P20"><text:span text:style-name="T76">4. </text:span>Planowanie harmonogramu pracy pracowników w zależności od natężenia pracy oraz ilości zamówień.</text:p>
      <text:p text:style-name="P20"/>
      <text:p text:style-name="P21"><text:span text:style-name="T76">5. </text:span>System będzie umożliwiać personalizację menu klienta w zależności od jego preferencji, potrzeb żywieniowych oraz dostępności produktów, klient będzie mógł także edytować swoje zamówienia.</text:p>
      <text:p text:style-name="P21"/>
      <text:p text:style-name="P19"><text:span text:style-name="T76">6. </text:span>W przypadku zamówień stacjonarnych będzie możliwe jednorazowe wydrukowanie oryginalnego dowodu zakupu (paragonu bądź faktury), <text:span text:style-name="T56">pracownik będzie miał możliwość drukowania etykiet do oznaczania zamówień gotowych do dostarczenia lub odebrania przez klienta.</text:span></text:p>
      <text:p text:style-name="P19"/>
      <text:p text:style-name="P47">7. <text:span text:style-name="T78">System powinien umożliwiać klientom składanie</text:span> zamówień z określonymi dostępnymi datami dostawy, uwzględniając dostępność obsługi na te daty.</text:p>
      <text:p text:style-name="P47"/>
      <text:p text:style-name="P47"><text:span text:style-name="T79">8. </text:span>System powinien umożliwiać ocenę i recenzowanie usług cateringowych przez klientów, a także gromadzenie opinii w celu poprawy jakości obsługi.</text:p>
      <text:p text:style-name="P19"/>
      <text:p text:style-name="P22"><text:span text:style-name="T79">9</text:span><text:span text:style-name="T76">. </text:span>W przypadku odbierania zamówienia stacjonarnie <text:span text:style-name="T57">klient będzie musiał podać odpowiednie dane, na podstawie których będzie można zaewidencjonować zamówienie (np. numer zamówienia, </text:span><text:span text:style-name="T58">numer telefonu, </text:span><text:span text:style-name="T57">imię i nazwisko, adres do faktury). Są to dane, które były wcześniej zapisane w systemie. </text:span><text:span text:style-name="T58">Gdy klient nie jest zarejestrowany w systemie, w przypadku składania zamówienia otrzymuje sms-a wysłanego automatycznie przez system wraz z potwierdzeniem zamówienia. </text:span></text:p>
      <text:p text:style-name="P22"/>
      <text:p text:style-name="P23"><text:span text:style-name="T79">10</text:span><text:span text:style-name="T76">. </text:span>System będzie umozliwiał zarządzanie cennikiem produktów oraz usług cateringowych, <text:span text:style-name="T59">zarząd będzie miał możliwość zmian poszczególnych cen. System będzie łączył się z zewnętrznym API w celu pobrania danych na temat obowiązujących aktualnie podatków. </text:span><text:span text:style-name="T60">System będzie pozwalał na wygenerowanie zestawienia finansowego na dany okres np. w celu porównania cen </text:span><text:span text:style-name="T61">oraz nadzorowania </text:span><text:span text:style-name="T62">zadowolenia oferowanym stosunkiem jakości usług do ich ceny</text:span><text:span text:style-name="T61">. </text:span><text:span text:style-name="T63">W celu rozliczenia podatkowego firmy cateringowej z Urzędem Skarbowym </text:span><text:span text:style-name="T64">będzie możliwe wygenerowanie danych na temat wartości zrealizowanych zleceń do oddzielnego systemu finansowo-księgoweg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<text:soft-page-break/>WYMAGANIA <text:span text:style-name="T65">NIE</text:span>FUNKCJONALNE</text:p>
      <text:p text:style-name="P30"/>
      <text:p text:style-name="P24"><text:span text:style-name="T80">1. </text:span>System powinien współpracować z wyświetlaczami <text:span text:style-name="T66">wyświetlającymi obecne zamówienia do realizacji kucharzom podczas ich pracy. Pozwoli to na szybkie przechodzenie do następnych zadań, przyspieszy przygotowywanie posiłków </text:span><text:span text:style-name="T77">oraz wydawanie ich</text:span><text:span text:style-name="T66">, co spowoduje wzrost jakości usług.</text:span></text:p>
      <text:p text:style-name="P24"/>
      <text:p text:style-name="P25"><text:span text:style-name="T80">2. </text:span>System powinien być zintegrowany do współpracy z kasami fiskalnymi <text:span text:style-name="T67">w sposób umożliwiający zapisywanie danych na temat zrealizowanych i przyjętych zamówień stacjonarnie. </text:span><text:span text:style-name="T68">Z poziomu systemu będą drukowane potwierdzenia zamówień, do tej czynności również wymagana jest komunikacja z kasą fiskalną.</text:span></text:p>
      <text:p text:style-name="P49"/>
      <text:p text:style-name="P50">3. System powinien integrować się z platformami płatności online w celu ułatwienia płatności za zamówienia.</text:p>
      <text:p text:style-name="P26"/>
      <text:p text:style-name="P26"><text:span text:style-name="T80">4. </text:span>System powinien umożliwiać połączenie z drukarkami etykiet w celu drukowania ich i oznaczania zamówień <text:s/>gotowych do oddania stacjonarnie bądź dostarczenia na wskazany adres.</text:p>
      <text:p text:style-name="P26"/>
      <text:p text:style-name="P27"><text:span text:style-name="T80">5. </text:span>W celu zapewnienia bezpieczeństwa oraz poufności danych system umożliwia zalogowanie do niego pracownikom dopiero po dwuetapowej weryfikacji.</text:p>
      <text:p text:style-name="P25"/>
      <text:p text:style-name="P25"><text:span text:style-name="T81">6. </text:span><text:span text:style-name="T69">System powinien umożliwiać zmianę języka w aplikacji bądź na stronie internetowej zarówno dla pracownika, jak i klienta </text:span><text:span text:style-name="T70">w celu ułatwienia dostępu do oferowanych przez niego usług dla ludzi o innych narodowościach</text:span><text:span text:style-name="T69">.</text:span></text:p>
      <text:p text:style-name="P25"/>
      <text:p text:style-name="P25"/>
      <text:p text:style-name="P25"/>
      <text:p text:style-name="P57">HISTORYJKI UŻYTKOWNIKA</text:p>
      <text:p text:style-name="P52"/>
      <text:list xml:id="list796327076" text:style-name="L6">
        <text:list-item>
          <text:p text:style-name="P53">Opracowanie nowego menu sezonowego z uwzględnieniem dostępności świeżych składników.</text:p>
        </text:list-item>
        <text:list-item>
          <text:p text:style-name="P53">Przygotowanie i dostarczenie potraw na firmową imprezę.</text:p>
        </text:list-item>
        <text:list-item>
          <text:p text:style-name="P53"><text:span text:style-name="T72">Z</text:span>amówieni<text:span text:style-name="T72">e</text:span> specjalne <text:span text:style-name="T72">z uwagi na </text:span>alergi<text:span text:style-name="T72">ę</text:span> pokarmową, z indywidualnie dostosowanym menu.</text:p>
        </text:list-item>
        <text:list-item>
          <text:p text:style-name="P53">Reakcja na reklamację klienta dotyczącą jakości usługi i zapewnienie rozwiązania <text:line-break/>w terminie.</text:p>
        </text:list-item>
        <text:list-item>
          <text:p text:style-name="P53">Wydanie zamówionych posiłków klientowi, który zdecydował się na odbiór stacjonarny.</text:p>
        </text:list-item>
        <text:list-item>
          <text:p text:style-name="P53">Przygotowanie posiłków dla uczestników obozu sportowego, uwzględniając specjalne wymagania żywieniowe sportowców.</text:p>
        </text:list-item>
        <text:list-item>
          <text:p text:style-name="P53"><text:span text:style-name="T71">Za</text:span>mówieni<text:span text:style-name="T71">e</text:span> catering<text:span text:style-name="T75">u</text:span> dietetyczn<text:span text:style-name="T71">ego</text:span> <text:span text:style-name="T71">dostosowan</text:span><text:span text:style-name="T82">e</text:span><text:span text:style-name="T71"> do </text:span>określon<text:span text:style-name="T71">ego</text:span> plan<text:span text:style-name="T71">u</text:span> żywieniow<text:span text:style-name="T71">ego</text:span>.</text:p>
        </text:list-item>
        <text:list-item>
          <text:p text:style-name="P53">Opracowanie menu dla eventu tematycznego, który obejmuje potrawy z różnych kuchni świata.</text:p>
        </text:list-item>
        <text:list-item>
          <text:p text:style-name="P53"><text:span text:style-name="T74">Zorganizowanie</text:span> cateringu na wydarzenie charytatywne, <text:span text:style-name="T73">o</text:span>ferując specjalne menu i rabaty.</text:p>
        </text:list-item>
        <text:list-item>
          <text:p text:style-name="P54">Przygotowanie posiłków na przyjęcie weselne, z uwzględnieniem preferencji pary młodej <text:span text:style-name="T83">oraz gości weselnych</text:span>.</text:p>
        </text:list-item>
        <text:list-item>
          <text:p text:style-name="P55">Zamówienie cateringu na przyjęcie urodzinowe dziecka z tematycznym menu dostosowanym do zainteresowań solenizanta.</text:p>
        </text:list-item>
        <text:list-item>
          <text:p text:style-name="P56">Ocena usług cateringowych: złożenia zamówienia, odbioru zamówienia bądź jego dostarczenia oraz samej jakości potraw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24T18:26:30.197470278</dc:date>
    <meta:editing-duration>PT7H7M</meta:editing-duration>
    <meta:editing-cycles>181</meta:editing-cycles>
    <meta:generator>LibreOffice/7.3.7.2$Linux_X86_64 LibreOffice_project/30$Build-2</meta:generator>
    <meta:document-statistic meta:table-count="0" meta:image-count="0" meta:object-count="0" meta:page-count="5" meta:paragraph-count="88" meta:word-count="1703" meta:character-count="13646" meta:non-whitespace-character-count="12048"/>
  </office:meta>
</office:document-meta>
</file>